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FAVOR (41:1-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'S FAVOR (41:1-3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Protection (41:1-2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Prosperity (41:2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elp in sickness (41:3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41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GOD'S FAVOR (41:1-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GOD'S FORGIVENESS (41:4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GOD'S FAITHFULNESS (41:5-13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1 </dc:title>
    <meta:initial-creator>David STRICKLAND</meta:initial-creator>
    <dc:creator>David STRICKLAND</dc:creator>
    <meta:creation-date>2020-02-22T17:38:06Z</meta:creation-date>
    <dc:date>2020-02-22T17:38:06Z</dc:date>
    <meta:template xlink:href="BibleStudy" xlink:type="simple"/>
    <meta:editing-cycles>1</meta:editing-cycles>
    <meta:editing-duration>PT0S</meta:editing-duration>
    <meta:document-statistic meta:paragraph-count="10" meta:word-count="46"/>
  </office:meta>
</office:document-meta>
</file>